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JDFIZ+Times-Roman+2" svg:font-family="CJDFIZ+Times-Roman+2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ms Rmn" svg:font-family="'Tms Rmn'" style:font-family-generic="roman" style:font-pitch="variable"/>
  </office:font-face-decls>
  <office:automatic-styles>
    <style:style style:name="Table1" style:family="table">
      <style:table-properties style:width="6.6in" fo:margin-left="-0.075in" fo:margin-top="0in" fo:margin-bottom="0in" table:align="left" style:writing-mode="page"/>
    </style:style>
    <style:style style:name="Table1.A" style:family="table-column">
      <style:table-column-properties style:column-width="1.5986in"/>
    </style:style>
    <style:style style:name="Table1.B" style:family="table-column">
      <style:table-column-properties style:column-width="0.8007in"/>
    </style:style>
    <style:style style:name="Table1.C" style:family="table-column">
      <style:table-column-properties style:column-width="2.6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P1" style:family="paragraph" style:parent-style-name="Main_20_Title">
      <style:paragraph-properties fo:text-align="start" style:justify-single-word="false" fo:break-before="page"/>
    </style:style>
    <style:style style:name="P2" style:family="paragraph" style:parent-style-name="Body_20_Text1">
      <style:paragraph-properties fo:margin-top="0in" fo:margin-bottom="0in" style:contextual-spacing="false"/>
      <style:text-properties fo:language="en" fo:country="US"/>
    </style:style>
    <style:style style:name="P3" style:family="paragraph" style:parent-style-name="Body_20_Text1">
      <style:paragraph-properties fo:margin-top="0in" fo:margin-bottom="0in" style:contextual-spacing="false" style:line-height-at-least="0.1665in"/>
      <style:text-properties fo:language="en" fo:country="US" style:font-style-complex="italic"/>
    </style:style>
    <style:style style:name="P4" style:family="paragraph" style:parent-style-name="Body_20_Text1">
      <style:paragraph-properties fo:margin-top="0in" fo:margin-bottom="0in" style:contextual-spacing="false" style:line-height-at-least="0.1665in"/>
      <style:text-properties fo:language="en" fo:country="US" fo:font-weight="bold" style:font-weight-asian="bold" style:font-weight-complex="bold"/>
    </style:style>
    <style:style style:name="P5" style:family="paragraph" style:parent-style-name="Body_20_Text1">
      <style:paragraph-properties fo:margin-top="0in" fo:margin-bottom="0in" style:contextual-spacing="false" style:line-height-at-least="0.1665in"/>
    </style:style>
    <style:style style:name="P6" style:family="paragraph" style:parent-style-name="Body_20_Text1" style:list-style-name="WWNum4">
      <style:paragraph-properties fo:margin-top="0in" fo:margin-bottom="0in" style:contextual-spacing="false" style:line-height-at-least="0.1665in"/>
    </style:style>
    <style:style style:name="P7" style:family="paragraph" style:parent-style-name="Body_20_Text1" style:list-style-name="WWNum5">
      <style:paragraph-properties fo:margin-top="0in" fo:margin-bottom="0in" style:contextual-spacing="false" style:line-height-at-least="0.1665in"/>
    </style:style>
    <style:style style:name="P8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0" style:family="paragraph" style:parent-style-name="Heading_20_1" style:list-style-name="WWNum2"/>
    <style:style style:name="P11" style:family="paragraph" style:parent-style-name="Heading_20_1" style:list-style-name="">
      <style:paragraph-properties fo:margin-left="0in" fo:margin-right="0in" fo:text-indent="0in" style:auto-text-indent="false"/>
    </style:style>
    <style:style style:name="P12" style:family="paragraph" style:parent-style-name="Heading_20_2"/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 fo:orphans="0" fo:widows="0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margin-left="0in" fo:margin-right="0.0472in" fo:margin-top="0.028in" fo:margin-bottom="0in" style:contextual-spacing="false" fo:orphans="0" fo:widows="0" fo:text-indent="0in" style:auto-text-indent="false">
        <style:tab-stops>
          <style:tab-stop style:position="0.7882in"/>
        </style:tab-stops>
      </style:paragraph-properties>
    </style:style>
    <style:style style:name="P17" style:family="paragraph" style:parent-style-name="Standard">
      <style:paragraph-properties fo:margin-left="0in" fo:margin-right="0.25in" fo:orphans="0" fo:widows="0" fo:text-indent="0in" style:auto-text-indent="false"/>
    </style:style>
    <style:style style:name="P18" style:family="paragraph" style:parent-style-name="Standard">
      <style:paragraph-properties fo:text-align="center" style:justify-single-word="false" fo:orphans="0" fo:widows="0"/>
    </style:style>
    <style:style style:name="P19" style:family="paragraph" style:parent-style-name="Standard">
      <style:paragraph-properties fo:orphans="0" fo:widows="0"/>
      <style:text-properties officeooo:rsid="001b85ac" officeooo:paragraph-rsid="001b85ac"/>
    </style:style>
    <style:style style:name="P20" style:family="paragraph" style:parent-style-name="Tabletext">
      <style:paragraph-properties fo:margin-top="0in" fo:margin-bottom="0.0835in" style:contextual-spacing="false" fo:text-align="center" style:justify-single-word="false" fo:orphans="0" fo:widows="0"/>
    </style:style>
    <style:style style:name="P21" style:family="paragraph" style:parent-style-name="Tabletext">
      <style:paragraph-properties fo:margin-top="0in" fo:margin-bottom="0.0835in" style:contextual-spacing="false" fo:orphans="0" fo:widows="0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.0835in" style:contextual-spacing="false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CJDFIZ+Times-Roman+2"/>
    </style:style>
    <style:style style:name="P25" style:family="paragraph" style:parent-style-name="Title">
      <style:paragraph-properties fo:text-align="end" style:justify-single-word="false"/>
    </style:style>
    <style:style style:name="P26" style:family="paragraph" style:parent-style-name="Title">
      <style:text-properties fo:font-size="14pt" style:font-size-asian="14pt"/>
    </style:style>
    <style:style style:name="P27" style:family="paragraph" style:parent-style-name="Title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erif"/>
    </style:style>
    <style:style style:name="T10" style:family="text">
      <style:text-properties fo:font-weight="normal" style:font-weight-asian="normal" style:font-weight-complex="bold"/>
    </style:style>
    <style:style style:name="T11" style:family="text">
      <style:text-properties style:font-style-complex="italic"/>
    </style:style>
    <style:style style:name="T12" style:family="text">
      <style:text-properties style:font-name="CJDFIZ+Times-Roman+2"/>
    </style:style>
    <style:style style:name="T13" style:family="text">
      <style:text-properties fo:color="#0000ff" loext:opacity="100%" fo:font-style="italic" style:font-style-asian="italic"/>
    </style:style>
    <style:style style:name="T14" style:family="text">
      <style:text-properties style:font-name="Times New Roman" fo:font-size="10pt" style:font-size-asian="10pt" style:font-style-complex="italic"/>
    </style:style>
    <style:style style:name="T15" style:family="text">
      <style:text-properties style:font-name="Times New Roman" fo:font-size="10pt" fo:font-weight="normal" style:font-size-asian="10pt" style:font-weight-asian="normal" style:font-style-complex="italic" style:font-weight-complex="bold"/>
    </style:style>
    <style:style style:name="T16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oject"><text:tab/><text:tab/><text:tab/><text:tab/><text:tab/></text:p>
      <text:p text:style-name="Project"/>
      <text:p text:style-name="Project"/>
      <text:p text:style-name="Project"/>
      <text:p text:style-name="Project"/>
      <text:p text:style-name="Project"/>
      <text:p text:style-name="Project">Arithmetic Expression Evaluator</text:p>
      <text:p text:style-name="P2"/>
      <text:p text:style-name="P25">User’s Manual</text:p>
      <text:p text:style-name="Standard"/>
      <text:p text:style-name="P25"><text:span text:style-name="T4">Version 1.0.1</text:span><text:span text:style-name="T4"/></text:p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Title"><text:soft-page-break/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0"><text:span text:style-name="T5">Date</text:span><text:span text:style-name="T5"/></text:p>
          </table:table-cell>
          <table:table-cell table:style-name="Table1.A1" office:value-type="string">
            <text:p text:style-name="P20"><text:span text:style-name="T5">Version</text:span><text:span text:style-name="T5"/></text:p>
          </table:table-cell>
          <table:table-cell table:style-name="Table1.A1" office:value-type="string">
            <text:p text:style-name="P20"><text:span text:style-name="T5">Description</text:span><text:span text:style-name="T5"/></text:p>
          </table:table-cell>
          <table:table-cell table:style-name="Table1.A1" office:value-type="string">
            <text:p text:style-name="P20"><text:span text:style-name="T5">Author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21">11/29/2023</text:p>
          </table:table-cell>
          <table:table-cell table:style-name="Table1.A1" office:value-type="string">
            <text:p text:style-name="P21">1.0</text:p>
          </table:table-cell>
          <table:table-cell table:style-name="Table1.A1" office:value-type="string">
            <text:p text:style-name="P21">Document creation and initial details added</text:p>
          </table:table-cell>
          <table:table-cell table:style-name="Table1.A1" office:value-type="string">
            <text:p text:style-name="P21">Charlie Gillund</text:p>
          </table:table-cell>
        </table:table-row>
        <table:table-row table:style-name="Table1.1">
          <table:table-cell table:style-name="Table1.A1" office:value-type="string">
            <text:p text:style-name="P21">12/2/2023</text:p>
          </table:table-cell>
          <table:table-cell table:style-name="Table1.A1" office:value-type="string">
            <text:p text:style-name="P21">1.0.1</text:p>
          </table:table-cell>
          <table:table-cell table:style-name="Table1.A1" office:value-type="string">
            <text:p text:style-name="P21">Filled out extra details and revamped document.</text:p>
          </table:table-cell>
          <table:table-cell table:style-name="Table1.A1" office:value-type="string">
            <text:p text:style-name="P21">Jake Bernard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</table:table>
      <text:p text:style-name="Standard"/>
      <text:p text:style-name="P27">Table of Content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span text:style-name="T7">1.</text:span><text:span text:style-name="T8"> <text:s/></text:span><text:span text:style-name="T7">Introduction</text:span><text:tab/>4<text:span text:style-name="T8"/></text:p>
          <text:p text:style-name="P8"><text:span text:style-name="T7">2.</text:span><text:span text:style-name="T8"><text:tab/></text:span><text:span text:style-name="T7">Getting started</text:span><text:tab/>4<text:span text:style-name="T8"/></text:p>
          <text:p text:style-name="P8"><text:span text:style-name="T7">3</text:span><text:span text:style-name="T8"><text:tab/></text:span><text:span text:style-name="T7">Advanced features</text:span><text:tab/>4<text:span text:style-name="T8"/></text:p>
          <text:p text:style-name="P8"><text:span text:style-name="T7">4.</text:span><text:span text:style-name="T8"><text:tab/></text:span><text:span text:style-name="T7">Troubleshooting</text:span><text:tab/>4<text:span text:style-name="T8"/></text:p>
          <text:p text:style-name="P8"><text:span text:style-name="T7">5.</text:span><text:span text:style-name="T8"><text:tab/></text:span><text:span text:style-name="T7">Example of uses</text:span><text:tab/>4<text:span text:style-name="T8"/></text:p>
          <text:p text:style-name="P8"><text:span text:style-name="T7">6.</text:span><text:span text:style-name="T8"><text:tab/></text:span><text:span text:style-name="T7">Glossary</text:span><text:tab/>4<text:span text:style-name="T8"/></text:p>
          <text:p text:style-name="P8"><text:span text:style-name="T7">7.</text:span><text:span text:style-name="T8"><text:tab/></text:span><text:span text:style-name="T7">FAQ</text:span><text:tab/>4<text:span text:style-name="T8"/></text:p>
        </text:index-body>
      </text:table-of-content>
      <text:p text:style-name="P1"><text:tab/><text:tab/><text:tab/><text:tab/><text:tab/><text:tab/>User Manual </text:p>
      <text:list xml:id="list4195092013" text:style-name="WWNum2">
        <text:list-item>
          <text:h text:style-name="P10" text:outline-level="1">Introduction</text:h>
        </text:list-item>
      </text:list>
      <text:p text:style-name="P5"><text:span text:style-name="T2">The Arithmetic Expression Evaluator is a command line program able to evaluate and display the results of arithmetic expressions entered by the user. Some extra quality-of-life functionality and features are also present, such as in-program help and a history of calculated expressions.</text:span><text:span text:style-name="T2"/></text:p>
      <text:p text:style-name="P3"/>
      <text:p text:style-name="P5"><text:span text:style-name="T2">Supported mathematical operations are:</text:span><text:span text:style-name="T2"/></text:p>
      <text:list text:style-name="WWNum4">
        <text:list-item>
          <text:p text:style-name="P6">Addition (+)</text:p>
        </text:list-item>
        <text:list-item>
          <text:p text:style-name="P6">Subtraction and negation (-)</text:p>
        </text:list-item>
        <text:list-item>
          <text:p text:style-name="P6">Multiplication (*)</text:p>
        </text:list-item>
        <text:list-item>
          <text:p text:style-name="P6">Division (/)</text:p>
        </text:list-item>
        <text:list-item>
          <text:p text:style-name="P6">Exponentiation (^ or **)</text:p>
        </text:list-item>
        <text:list-item>
          <text:p text:style-name="P6">Modulo (%)</text:p>
        </text:list-item>
      </text:list>
      <text:p text:style-name="P5"/>
      <text:p text:style-name="P5">Supported mathematical constants are:</text:p>
      <text:list text:style-name="WWNum5">
        <text:list-item>
          <text:p text:style-name="P7"><text:span text:style-name="T9">π</text:span> (pi)</text:p>
        </text:list-item>
        <text:list-item>
          <text:p text:style-name="P7">Euler's number (e)</text:p>
        </text:list-item>
      </text:list>
      <text:p text:style-name="P5"/>
      <text:list xml:id="list85356040137438" text:continue-list="list4195092013" text:style-name="WWNum2">
        <text:list-item>
          <text:h text:style-name="P10" text:outline-level="1">Getting started</text:h>
        </text:list-item>
      </text:list>
      <text:list text:style-name="Outline">
        <text:list-item>
          <text:list>
            <text:list-item>
              <text:h text:style-name="Heading_20_2" text:outline-level="2">Setup</text:h>
            </text:list-item>
          </text:list>
        </text:list-item>
      </text:list>
      <text:p text:style-name="Text_20_body">First, clone or download the GitHub repo containing the project (<text:a xlink:type="simple" xlink:href="https://github.com/JakBern/EECS_348_Project" text:style-name="Internet_20_link" text:visited-style-name="Visited_20_Internet_20_Link"><text:span text:style-name="Internet_20_link">link</text:span></text:a>). If you've downloaded a compressed version of the project, be sure to extract the "full_program" folder from the archive.</text:p>
      <text:p text:style-name="Text_20_body">Next, navigate into the "full_program" folder and find the folder matching your operating system, with the current choices being "Windows" or "Linux".</text:p>
      <text:p text:style-name="Text_20_body">Finally, either launch run.exe (on Windows) or run (on Linux) from the command line </text:p>
      <text:list xml:id="list85354899746627" text:continue-list="list85356040137438" text:style-name="WWNum2">
        <text:list-item>
          <text:h text:style-name="P10" text:outline-level="1"><text:bookmark-start text:name="_Toc5431513"/>Advanced features<text:bookmark-end text:name="_Toc5431513"/></text:h>
        </text:list-item>
      </text:list>
      <text:p text:style-name="P5"><text:span text:style-name="T2">None</text:span><text:span text:style-name="T2"/></text:p>
      <text:p text:style-name="P4"/>
      <text:list xml:id="list85356854440059" text:continue-numbering="true" text:style-name="WWNum2">
        <text:list-item>
          <text:h text:style-name="P10" text:outline-level="1"><text:bookmark-start text:name="_Toc5431514"/>Troubleshooting <text:bookmark-end text:name="_Toc5431514"/><text:span text:style-name="T10"/></text:h>
        </text:list-item>
      </text:list>
      <text:p text:style-name="P22"><text:span text:style-name="T11">The Arithmetic Expression Evaluator handles errors within the program if any error message arrives they will point what went wrong with the input. The following error messages are common.</text:span><text:span text:style-name="T11"/></text:p>
      <text:p text:style-name="P22"><text:span text:style-name="T11">Error Cannot Divide by Zero – You cannot divide by zero.</text:span><text:span text:style-name="T11"/></text:p>
      <text:p text:style-name="P22"><text:span text:style-name="T11">Error Cannot Modulo by Zero – You cannot modulo by zero.</text:span><text:span text:style-name="T11"/></text:p>
      <text:p text:style-name="P22"><text:span text:style-name="T11">Error Parenthesis Error – There is an unclosed parathesis in the program.</text:span><text:span text:style-name="T11"/></text:p>
      <text:p text:style-name="P22"><text:span text:style-name="T11">Error Invalid Operator – There is an invalid Operator in the program. Valid operators are (+, -, *, %, **, ^, (, ) )</text:span><text:span text:style-name="T11"/></text:p>
      <text:p text:style-name="P22"><text:span text:style-name="T11">Error Invalid Expression – The input had characters that could not be read.</text:span><text:span text:style-name="T11"/></text:p>
      <text:p text:style-name="P24"/>
      <text:list xml:id="list85356895047783" text:continue-numbering="true" text:style-name="WWNum2">
        <text:list-item>
          <text:h text:style-name="P10" text:outline-level="1"><text:bookmark text:name="_Toc5431515"/>Examples </text:h>
        </text:list-item>
      </text:list>
      <text:p text:style-name="P22"><text:span text:style-name="T13">This section should provide examples of how to use the software to evaluate different types of arithmetic expressions.</text:span><text:span text:style-name="T12"/></text:p>
      <text:p text:style-name="Standard"><text:bookmark text:name="_Toc5431515 Copy 1"/></text:p>
      <text:list xml:id="list85356251029726" text:continue-numbering="true" text:style-name="WWNum2">
        <text:list-item>
          <text:h text:style-name="P10" text:outline-level="1"><text:soft-page-break/>Glossary of terms<text:bookmark-start text:name="_Toc5431520"/></text:h>
        </text:list-item>
      </text:list>
      <text:h text:style-name="P11" text:outline-level="1"><text:span text:style-name="T14">Expression - </text:span><text:span text:style-name="T15">a mathematical equation</text:span><text:span text:style-name="T15"/></text:h>
      <text:p text:style-name="P22"><text:span text:style-name="T6">Operator – </text:span>a function used in the calculator. Valid Operators in this program include <text:span text:style-name="T11">(+, -, *, %, **, ^, (, ) )</text:span><text:span text:style-name="T11"/></text:p>
      <text:p text:style-name="Standard"/>
      <text:list xml:id="list85356039228622" text:continue-numbering="true" text:style-name="WWNum2">
        <text:list-item>
          <text:h text:style-name="P10" text:outline-level="1"><text:bookmark-start text:name="_Toc433104442"/><text:bookmark-start text:name="_Toc314978533"/><text:bookmark-start text:name="_Toc324843639"/><text:bookmark-start text:name="_Toc324851946"/><text:bookmark-start text:name="_Toc324915529"/>FAQ <text:bookmark-end text:name="_Toc433104442"/><text:bookmark-end text:name="_Toc314978533"/><text:bookmark-end text:name="_Toc324843639"/><text:bookmark-end text:name="_Toc324851946"/><text:bookmark-end text:name="_Toc324915529"/><text:bookmark-end text:name="_Toc5431520"/><text:span text:style-name="T10"/></text:h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JDFIZ+Times-Roman+2" svg:font-family="CJDFIZ+Times-Roman+2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ms Rmn" svg:font-family="'Tms Rm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style:line-height-at-least="0.1665in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2" style:list-level="1" style:class="text">
      <style:paragraph-properties fo:margin-top="0.083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list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list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list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Num2" style:list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Num2" style:list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Num2" style:list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Num2" style:list-level="8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Num2" style:list-level="9" style:class="text">
      <style:paragraph-properties fo:margin-top="0.1665in" fo:margin-bottom="0.0417in" style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 loext:opacity="100%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list-style-name="WWNum3" style:list-level="1">
      <style:paragraph-properties fo:margin-left="0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paragraph-properties fo:margin-left="0.5in" fo:margin-right="0in" fo:margin-top="0in" fo:margin-bottom="0.0835in" style:contextual-spacing="false" fo:text-indent="0in" style:auto-text-indent="false"/>
      <style:text-properties fo:color="#0000ff" loext:opacity="100%" fo:font-style="italic" style:font-style-asian="italic"/>
    </style:style>
    <style:style style:name="Subtitle1" style:family="paragraph" style:parent-style-name="Title">
      <style:paragraph-properties fo:orphans="2" fo:widows="2"/>
      <style:text-properties style:font-name="Times New Roman" fo:font-family="'Times New Roman'" style:font-family-generic="roman" style:font-pitch="variable" fo:font-size="12pt" style:font-size-asian="12pt"/>
    </style:style>
    <style:style style:name="RevisionHist" style:family="paragraph" style:parent-style-name="Standard">
      <style:paragraph-properties fo:line-height="100%" fo:orphans="2" fo:widows="2"/>
    </style:style>
    <style:style style:name="Date" style:family="paragraph" style:parent-style-name="Standard">
      <style:paragraph-properties fo:line-height="100%" fo:orphans="2" fo:widows="2"/>
    </style:style>
    <style:style style:name="Hierarchy" style:family="paragraph" style:parent-style-name="Standard">
      <style:paragraph-properties fo:margin-left="0in" fo:margin-right="-2.4in" fo:margin-top="0in" fo:margin-bottom="0.0835in" style:contextual-spacing="false" fo:line-height="100%" fo:orphans="2" fo:widows="2" fo:text-indent="0in" style:auto-text-indent="false">
        <style:tab-stops>
          <style:tab-stop style:position="0.5in"/>
          <style:tab-stop style:position="1in"/>
          <style:tab-stop style:position="1.5in"/>
          <style:tab-stop style:position="2.5in"/>
          <style:tab-stop style:position="3.5in"/>
        </style:tab-stops>
      </style:paragraph-properties>
      <style:text-properties style:font-name="Tms Rmn" fo:font-family="'Tms Rmn'" style:font-family-generic="roman" style:font-pitch="variable"/>
    </style:style>
    <style:style style:name="Body_20_Text1" style:display-name="Body Text1" style:family="paragraph">
      <style:paragraph-properties fo:margin-top="0in" fo:margin-bottom="0.0835in" style:contextual-spacing="false" style:line-height-at-least="0.1528in" fo:text-align="start" style:justify-single-word="false" fo:keep-together="always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nnotation_20_text" style:display-name="annotation text" style:family="paragraph" style:parent-style-name="Standard">
      <style:paragraph-properties fo:line-height="100%" fo:orphans="2" fo:widows="2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roman" style:font-pitch="variable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/>
    </style:style>
    <style:style style:name="Body_20_Text_20_Char" style:display-name="Body Text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6375in" fo:margin-left="-0.075in" fo:margin-top="0in" fo:margin-bottom="0in" table:align="left" style:writing-mode="page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6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75pt solid #000000"/>
    </style:style>
    <style:style style:name="Table3" style:family="table">
      <style:table-properties style:width="6.5875in" fo:margin-left="-0.075in" fo:margin-top="0in" fo:margin-bottom="0in" table:align="left" style:writing-mode="page"/>
    </style:style>
    <style:style style:name="Table3.A" style:family="table-column">
      <style:table-column-properties style:column-width="1.8236in"/>
    </style:style>
    <style:style style:name="Table3.B" style:family="table-column">
      <style:table-column-properties style:column-width="2.5681in"/>
    </style:style>
    <style:style style:name="Table3.C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in" fo:margin-right="0.0472in" fo:margin-top="0.028in" fo:margin-bottom="0in" style:contextual-spacing="false" fo:orphans="0" fo:widows="0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orphans="0" fo:widows="0"/>
      <style:text-properties officeooo:rsid="001b85ac" officeooo:paragraph-rsid="001b85ac"/>
    </style:style>
    <style:style style:name="MP4" style:family="paragraph" style:parent-style-name="Standard">
      <style:paragraph-properties fo:margin-left="0in" fo:margin-right="0.25in" fo:orphans="0" fo:widows="0" fo:text-indent="0in" style:auto-text-indent="false"/>
    </style:style>
    <style:style style:name="MP5" style:family="paragraph" style:parent-style-name="Standard">
      <style:paragraph-properties fo:text-align="center" style:justify-single-word="false" fo:orphans="0" fo:widows="0"/>
    </style:style>
    <style:style style:name="MP6" style:family="paragraph" style:parent-style-name="Standard">
      <style:paragraph-properties fo:text-align="end" style:justify-single-word="false" fo:orphans="0" fo:widows="0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Arithmetic Expression Evaluator</text:p>
            </table:table-cell>
            <table:table-cell table:style-name="Table2.A1" office:value-type="string">
              <text:p text:style-name="MP2"><text:s text:c="2"/>Version: <text:s text:c="10"/>1.0.1</text:p>
            </table:table-cell>
          </table:table-row>
          <table:table-row table:style-name="Table2.1">
            <table:table-cell table:style-name="Table2.A1" office:value-type="string">
              <text:p text:style-name="MP1">User’s Manual</text:p>
            </table:table-cell>
            <table:table-cell table:style-name="Table2.A1" office:value-type="string">
              <text:p text:style-name="MP1"><text:s text:c="2"/>Date: <text:s/>12/2/2023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MP3">user_manual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>Confidential</text:p>
            </table:table-cell>
            <table:table-cell table:style-name="Table3.A1" office:value-type="string">
              <text:p text:style-name="MP5">Group Without a Name</text:p>
            </table:table-cell>
            <table:table-cell table:style-name="Table3.A1" office:value-type="string">
              <text:p text:style-name="MP6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23:46:00</meta:creation-date>
    <meta:initial-creator>hossai</meta:initial-creator>
    <dc:language>en-US</dc:language>
    <meta:print-date>1900-01-01T06:00:00</meta:print-date>
    <dc:date>2023-12-03T08:53:54.617000000</dc:date>
    <meta:editing-cycles>28</meta:editing-cycles>
    <dc:subject>&lt;Project Name&gt;</dc:subject>
    <dc:title>Test Case</dc:title>
    <meta:editing-duration>P2DT4H1M52S</meta:editing-duration>
    <meta:generator>LibreOffice/7.5.1.2$Windows_X86_64 LibreOffice_project/fcbaee479e84c6cd81291587d2ee68cba099e129</meta:generator>
    <meta:document-statistic meta:table-count="3" meta:image-count="0" meta:object-count="0" meta:page-count="5" meta:paragraph-count="66" meta:word-count="387" meta:character-count="2410" meta:non-whitespace-character-count="2066"/>
    <meta:user-defined meta:name="AppVersion">15.0000</meta:user-defined>
    <meta:user-defined meta:name="Company">&lt;Company Name&gt;</meta:user-defined>
    <meta:template xlink:type="simple" xlink:actuate="onRequest" xlink:title="05-software-testing" xlink:href=""/>
  </office:meta>
</office:document-meta>
</file>